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ról Królów, Król Królów,</text:span><text:span text:style-name="T1"><text:line-break/></text:span><text:span text:style-name="T1">panów Pan, Lew Judy,</text:span><text:span text:style-name="T1"><text:line-break/></text:span><text:span text:style-name="T1">Boży Syn n</text:span><text:span text:style-name="T2">adchodzi tu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.001cm" presentation:class="title" presentation:user-transformed="true">
          <draw:text-box>
            <text:p text:style-name="P1"><text:span text:style-name="T2">Król chwały przychodzi tu</text:span><text:span text:style-name="T2"><text:line-break/></text:span><text:span text:style-name="T2">w sprawiedliwości</text:span><text:span text:style-name="T2"><text:line-break/></text:span><text:span text:style-name="T2">sądzić ziemię swą</text:span><text:span text:style-name="T2"><text:line-break/></text:span><text:span text:style-name="T2">Nadchodzi tu,</text:span><text:span text:style-name="T2"><text:line-break/></text:span><text:span text:style-name="T2">Król chwały przychodzi tu.</text:span><text:span text:style-name="T2"><text:line-break/></text:span><text:span text:style-name="T2">To On prawym Władcą j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7-05-20T13:42:26</meta:creation-date>
    <dc:creator>Rafał Talacha</dc:creator>
    <dc:date>2009-01-27T07:50:26</dc:date>
    <dc:language>pl-PL</dc:language>
    <meta:editing-cycles>7</meta:editing-cycles>
    <meta:editing-duration>PT6M2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